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DD6EDA008E378896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076cm, 2.165cm, 11.033cm, 4.05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1cm" svg:height="21.499cm" svg:x="0.892cm" svg:y="2.492cm">
          <draw:image xlink:href="Pictures/10000000000005E8000007E0DD6EDA008E37889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0T16:35:33.555483087</dc:date>
    <meta:editing-duration>PT3M35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